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14.55mm"/>
    </style:style>
    <style:style style:name="co2" style:family="table-column">
      <style:table-column-properties fo:break-before="auto" style:column-width="8.82mm"/>
    </style:style>
    <style:style style:name="co3" style:family="table-column">
      <style:table-column-properties fo:break-before="auto" style:column-width="25.49mm"/>
    </style:style>
    <style:style style:name="co4" style:family="table-column">
      <style:table-column-properties fo:break-before="auto" style:column-width="16.19mm"/>
    </style:style>
    <style:style style:name="co5" style:family="table-column">
      <style:table-column-properties fo:break-before="auto" style:column-width="18.93mm"/>
    </style:style>
    <style:style style:name="co6" style:family="table-column">
      <style:table-column-properties fo:break-before="auto" style:column-width="25.77mm"/>
    </style:style>
    <style:style style:name="co7" style:family="table-column">
      <style:table-column-properties fo:break-before="auto" style:column-width="13.74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21.66mm"/>
    </style:style>
    <style:style style:name="co11" style:family="table-column">
      <style:table-column-properties fo:break-before="auto" style:column-width="141.68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1 phas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/etc/hosts</text:p>
          </table:table-cell>
          <table:table-cell office:value-type="string" calcext:value-type="string">
            <text:p>/etc/hostnam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Dist-upgrade</text:p>
          </table:table-cell>
          <table:table-cell office:value-type="string" calcext:value-type="string">
            <text:p>autoclean</text:p>
          </table:table-cell>
          <table:table-cell office:value-type="string" calcext:value-type="string">
            <text:p>autoremove</text:p>
          </table:table-cell>
          <table:table-cell office:value-type="string" calcext:value-type="string">
            <text:p>sudo apt-get -y install python3-numpy python3-lxml python3-serial python3-requests ntp</text:p>
          </table:table-cell>
          <table:table-cell office:value-type="string" calcext:value-type="string">
            <text:p>serverIP</text:p>
          </table:table-cell>
          <table:table-cell office:value-type="string" calcext:value-type="string">
            <text:p>from subprocess import Popen, PIPE</text:p>
          </table:table-cell>
          <table:table-cell office:value-type="string" calcext:value-type="string">
            <text:p>import shle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100.0.1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100.0.2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100.0.3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100.0.4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100.0.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.100.0.6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.100.0.7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.100.0.8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.100.0.9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100.0.1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.100.0.11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.100.0.12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100.0.13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100.0.14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.100.0.1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.100.0.16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.100.0.17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.100.0.18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.100.0.19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100.0.2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.100.0.21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.100.0.22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.100.0.23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100.0.24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100.0.2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0.100.0.26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.100.0.27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.100.0.28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0.100.0.29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.100.0.3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.100.0.31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.100.0.32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.100.0.33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.100.0.34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.100.0.3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.100.0.36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.100.0.37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.100.0.38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0.100.0.39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100.0.4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0.100.0.41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0.100.0.42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.100.0.43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.100.0.44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.100.0.4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0.100.0.46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0.100.0.47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.100.0.48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.100.0.49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.100.0.5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.100.0.5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.100.0.5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.100.0.5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.100.0.5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0.100.0.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.100.0.5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.100.0.5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.100.0.5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.100.0.5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.100.0.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.100.0.6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100.0.6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.100.0.6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.100.0.6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.100.0.6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.100.0.6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.100.0.6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.100.0.6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.100.0.6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100.0.7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.100.0.7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.100.0.7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.100.0.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.100.0.7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.100.0.7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.100.0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.100.0.7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.100.0.7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.100.0.7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.100.0.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0.100.0.8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.100.0.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.100.0.8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0.100.0.8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.100.0.8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.100.0.8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0.100.0.8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0.100.0.8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.100.0.8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.100.0.9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.100.0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.100.0.9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.100.0.9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.100.0.9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.100.0.9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.100.0.9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.100.0.9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.100.0.9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.100.0.9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100.0.1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.100.0.1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.100.0.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.100.0.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.100.0.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.100.0.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.100.0.1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.100.0.1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.100.0.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.100.0.1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.100.0.1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.100.0.1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.100.0.1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.100.0.1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.100.0.1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0.100.0.1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0.100.0.1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0.100.0.1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0.100.0.1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0.100.0.1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.100.0.1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00.100.0.1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.100.0.1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.100.0.1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0.100.0.1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.100.0.1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00.100.0.1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.100.0.1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.100.0.1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0.100.0.1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.100.0.1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0.100.0.1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0.100.0.1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00.100.0.13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0.100.0.13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.100.0.1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.100.0.1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00.100.0.1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0.100.0.13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00.100.0.1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00.100.0.1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00.100.0.14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00.100.0.1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00.100.0.1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00.100.0.14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0.100.0.14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00.100.0.14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00.100.0.14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00.100.0.14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00.100.0.14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100.0.1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00.100.0.15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00.100.0.15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00.100.0.15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00.100.0.15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00.100.0.1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00.100.0.15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00.100.0.15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00.100.0.15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00.100.0.15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00.100.0.1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00.100.0.16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00.100.0.16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00.100.0.16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0.100.0.16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00.100.0.16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00.100.0.16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00.100.0.16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00.100.0.16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00.100.0.16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00.100.0.17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00.100.0.17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00.100.0.17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00.100.0.1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.100.0.17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0.100.0.17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00.100.0.1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00.100.0.17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00.100.0.17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00.100.0.17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.100.0.1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00.100.0.18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.100.0.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00.100.0.18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0.100.0.18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0.100.0.18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00.100.0.18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00.100.0.18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00.100.0.18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00.100.0.18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0.100.0.19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00.100.0.1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.100.0.19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00.100.0.19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0.100.0.19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.100.0.19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.100.0.19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.100.0.19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0.100.0.19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00.100.0.19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.100.0.2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00.100.0.2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00.100.0.2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0.100.0.2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00.100.0.2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00.100.0.2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0.100.0.2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00.100.0.2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0.100.0.2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00.100.0.2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00.100.0.2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00.100.0.2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00.100.0.2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0.100.0.2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00.100.0.2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00.100.0.2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0.100.0.2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100.100.0.2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00.100.0.2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00.100.0.2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0.100.0.2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00.100.0.2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00.100.0.2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00.100.0.2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00.100.0.2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0.100.0.2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00.100.0.2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00.100.0.2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00.100.0.2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100.100.0.2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00.100.0.2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00.100.0.2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00.100.0.2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00.100.0.23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00.100.0.23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0.100.0.2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00.100.0.2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00.100.0.2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00.100.0.23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00.100.0.2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00.100.0.2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00.100.0.24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00.100.0.2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00.100.0.2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00.100.0.24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00.100.0.24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0.100.0.24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00.100.0.24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00.100.0.24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00.100.0.24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.100.0.2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00.100.0.25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00.100.0.25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00.100.0.25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00.100.0.25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00.100.0.2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0.100.1.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00.100.1.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00.100.1.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00.100.1.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0.100.1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00.100.1.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100.100.1.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00.100.1.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00.100.1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00.100.1.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00.100.1.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00.100.1.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00.100.1.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00.100.1.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.100.1.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00.100.1.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00.100.1.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00.100.1.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.100.1.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00.100.1.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00.100.1.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00.100.1.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00.100.1.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00.100.1.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00.100.1.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00.100.1.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100.100.1.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00.100.1.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00.100.1.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00.100.1.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100.100.1.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00.100.1.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00.100.1.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00.100.1.3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00.100.1.3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00.100.1.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0.100.1.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00.100.1.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00.100.1.3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00.100.1.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00.100.1.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00.100.1.4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00.100.1.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00.100.1.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.100.1.4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00.100.1.4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ro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00.100.1.4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100.1.47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100.1.48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100.1.49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100.1.5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100.1.51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.100.1.52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.100.1.53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.100.1.54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.100.1.5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100.1.56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.100.1.57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.100.1.58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100.1.59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100.1.6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.100.1.61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.100.1.62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.100.1.63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.100.1.64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.100.1.6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100.1.66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.100.1.67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.100.1.68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.100.1.69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100.1.7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100.1.71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0.100.1.72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usc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.100.1.73</text:p>
          </table:table-cell>
          <table:table-cell table:number-columns-repeated="11" office:value-type="string" calcext:value-type="string">
            <text:p>X</text:p>
          </table:table-cell>
        </table:table-row>
      </table:table>
      <table:table table:name="2 phase" table:style-name="ta1" table:print="false">
        <table:table-column table:style-name="co12" table:default-cell-style-name="ce1"/>
        <table:table-column table:style-name="co13" table:number-columns-repeated="2" table:default-cell-style-name="ce1"/>
        <table:table-column table:style-name="co13" table:number-columns-repeated="2" table:default-cell-style-name="Default"/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udo apt-get install -y python3-bitstring python3-bitarray</text:p>
          </table:table-cell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100.0.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100.0.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100.0.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100.0.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100.0.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.100.0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.100.0.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.100.0.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.100.0.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100.0.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.100.0.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.100.0.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100.0.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100.0.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.100.0.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.100.0.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.100.0.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.100.0.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.100.0.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100.0.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.100.0.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.100.0.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.100.0.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100.0.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100.0.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0.100.0.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.100.0.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.100.0.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0.100.0.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.100.0.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.100.0.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.100.0.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.100.0.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.100.0.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.100.0.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.100.0.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.100.0.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.100.0.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0.100.0.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100.0.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0.100.0.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0.100.0.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.100.0.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.100.0.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.100.0.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0.100.0.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0.100.0.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.100.0.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.100.0.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.100.0.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.100.0.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.100.0.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.100.0.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.100.0.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0.100.0.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.100.0.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.100.0.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.100.0.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.100.0.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.100.0.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.100.0.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100.0.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.100.0.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.100.0.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.100.0.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.100.0.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.100.0.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.100.0.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.100.0.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100.0.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.100.0.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.100.0.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.100.0.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.100.0.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.100.0.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.100.0.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.100.0.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.100.0.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.100.0.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.100.0.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0.100.0.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.100.0.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.100.0.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0.100.0.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.100.0.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.100.0.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0.100.0.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0.100.0.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.100.0.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.100.0.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.100.0.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.100.0.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.100.0.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.100.0.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.100.0.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.100.0.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.100.0.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.100.0.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.100.0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100.0.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.100.0.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.100.0.1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.100.0.1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.100.0.1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.100.0.1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.100.0.1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.100.0.1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.100.0.1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.100.0.1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.100.0.1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.100.0.1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.100.0.1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.100.0.1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.100.0.1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0.100.0.1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0.100.0.1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0.100.0.1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0.100.0.1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0.100.0.1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.100.0.1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00.100.0.1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.100.0.1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.100.0.1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0.100.0.1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.100.0.1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00.100.0.1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.100.0.1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.100.0.1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0.100.0.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.100.0.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0.100.0.1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0.100.0.1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00.100.0.1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0.100.0.1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.100.0.1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.100.0.1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00.100.0.1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0.100.0.1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00.100.0.1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00.100.0.1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00.100.0.1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00.100.0.1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00.100.0.1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00.100.0.1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0.100.0.1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00.100.0.1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00.100.0.1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00.100.0.1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00.100.0.1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100.0.1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00.100.0.1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00.100.0.1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00.100.0.1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00.100.0.1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00.100.0.1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00.100.0.1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00.100.0.1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00.100.0.1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00.100.0.1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00.100.0.1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00.100.0.1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00.100.0.1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00.100.0.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0.100.0.1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00.100.0.1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00.100.0.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00.100.0.1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00.100.0.1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00.100.0.1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00.100.0.1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00.100.0.1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00.100.0.1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00.100.0.1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.100.0.1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0.100.0.1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00.100.0.1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00.100.0.1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00.100.0.1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00.100.0.1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.100.0.1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00.100.0.1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.100.0.1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00.100.0.1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0.100.0.1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0.100.0.1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00.100.0.1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00.100.0.1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00.100.0.1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00.100.0.1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0.100.0.1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00.100.0.1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.100.0.1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00.100.0.1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0.100.0.1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.100.0.1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.100.0.1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.100.0.1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0.100.0.1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00.100.0.1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.100.0.2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00.100.0.2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00.100.0.2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0.100.0.2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00.100.0.2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00.100.0.2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0.100.0.2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00.100.0.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0.100.0.2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00.100.0.2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00.100.0.2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00.100.0.2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00.100.0.2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0.100.0.2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00.100.0.2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00.100.0.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0.100.0.2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100.100.0.2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00.100.0.2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00.100.0.2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0.100.0.2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00.100.0.2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00.100.0.2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00.100.0.2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00.100.0.2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0.100.0.2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00.100.0.2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00.100.0.2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00.100.0.2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100.100.0.2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00.100.0.2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00.100.0.2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00.100.0.2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00.100.0.2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00.100.0.2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0.100.0.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00.100.0.2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00.100.0.2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00.100.0.2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00.100.0.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00.100.0.2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00.100.0.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00.100.0.2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00.100.0.2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00.100.0.2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00.100.0.2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0.100.0.2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00.100.0.2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00.100.0.2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00.100.0.2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.100.0.2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00.100.0.2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00.100.0.2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00.100.0.2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00.100.0.2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00.100.0.2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0.100.1.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00.100.1.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00.100.1.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00.100.1.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0.100.1.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00.100.1.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100.100.1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00.100.1.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00.100.1.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00.100.1.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00.100.1.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00.100.1.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00.100.1.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00.100.1.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.100.1.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00.100.1.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00.100.1.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00.100.1.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.100.1.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00.100.1.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00.100.1.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00.100.1.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00.100.1.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00.100.1.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00.100.1.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00.100.1.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100.100.1.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00.100.1.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00.100.1.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00.100.1.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100.100.1.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00.100.1.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00.100.1.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00.100.1.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00.100.1.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00.100.1.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0.100.1.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00.100.1.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00.100.1.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00.100.1.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00.100.1.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00.100.1.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00.100.1.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00.100.1.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.100.1.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00.100.1.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ro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00.100.1.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100.1.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100.1.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100.1.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100.1.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100.1.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.100.1.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.100.1.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.100.1.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.100.1.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100.1.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.100.1.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.100.1.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100.1.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100.1.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.100.1.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.100.1.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.100.1.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.100.1.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.100.1.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100.1.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.100.1.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.100.1.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.100.1.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100.1.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100.1.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0.100.1.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c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.100.1.73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5:54:57.911945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achado</meta:initial-creator>
    <meta:creation-date>2016-09-29T22:17:16</meta:creation-date>
    <dc:date>2016-10-07T17:44:47.170224653</dc:date>
    <meta:editing-duration>P2DT13H56M59S</meta:editing-duration>
    <meta:editing-cycles>14</meta:editing-cycles>
    <meta:generator>LibreOffice/5.1.4.2$Linux_X86_64 LibreOffice_project/10m0$Build-2</meta:generator>
    <meta:document-statistic meta:table-count="3" meta:cell-count="2841" meta:object-count="0"/>
  </office:meta>
</office:document-meta>
</file>